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Direction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ncel an operatio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can an RFID Ta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can a new RFID Ta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eck GSM Statu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heck GSM Signal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end an SM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Phone number data is incomplete, requesting resen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Default" office:value-type="string" calcext:value-type="string">
            <text:p>Phone number data is complete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string" calcext:value-type="string">
            <text:p>Challeng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Invalid passcode, aborting operation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08:14:12.896786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19-12-17T16:27:34.400247234</dc:date>
    <meta:editing-duration>PT15H26M35S</meta:editing-duration>
    <meta:editing-cycles>24</meta:editing-cycles>
    <meta:document-statistic meta:table-count="1" meta:cell-count="1063" meta:object-count="0"/>
  </office:meta>
</office:document-meta>
</file>